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cc87" officeooo:paragraph-rsid="0017cc87"/>
    </style:style>
    <style:style style:name="P2" style:family="paragraph" style:parent-style-name="Standard">
      <style:text-properties officeooo:rsid="00182563" officeooo:paragraph-rsid="00182563"/>
    </style:style>
    <style:style style:name="P3" style:family="paragraph" style:parent-style-name="Standard">
      <style:text-properties fo:font-size="14pt" officeooo:rsid="0017cc87" officeooo:paragraph-rsid="0017cc87" style:font-size-asian="14pt" style:font-size-complex="14pt"/>
    </style:style>
    <style:style style:name="P4" style:family="paragraph" style:parent-style-name="Standard">
      <style:text-properties fo:font-size="14pt" officeooo:rsid="0017cc87" officeooo:paragraph-rsid="00182563" style:font-size-asian="14pt" style:font-size-complex="14pt"/>
    </style:style>
    <style:style style:name="P5" style:family="paragraph" style:parent-style-name="Standard">
      <style:text-properties fo:font-size="14pt" officeooo:rsid="00182563" officeooo:paragraph-rsid="00182563" style:font-size-asian="14pt" style:font-size-complex="14pt"/>
    </style:style>
    <style:style style:name="P6" style:family="paragraph" style:parent-style-name="Standard">
      <style:text-properties fo:font-size="14pt" officeooo:rsid="00182563" officeooo:paragraph-rsid="00182563" style:font-size-asian="14pt" style:font-size-complex="14pt"/>
    </style:style>
    <style:style style:name="T1" style:family="text">
      <style:text-properties officeooo:rsid="00182563"/>
    </style:style>
    <style:style style:name="T2" style:family="text">
      <style:text-properties fo:font-size="14pt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TELLIER François</text:p>
      <text:p text:style-name="P3">67 rue du repos<text:tab/><text:tab/><text:tab/><text:tab/><text:tab/><text:tab/><text:tab/><text:tab/>Centre financier Paris</text:p>
      <text:p text:style-name="P3">69007 LYON7<text:tab/><text:tab/><text:tab/><text:tab/><text:tab/><text:tab/><text:tab/><text:tab/>La Banque Postale</text:p>
      <text:p text:style-name="P3">06.73.97.09.44<text:tab/><text:tab/><text:tab/><text:tab/><text:tab/><text:tab/><text:tab/><text:tab/>11 rue de Bourseul</text:p>
      <text:p text:style-name="P3"><text:tab/><text:tab/><text:tab/><text:tab/><text:tab/><text:tab/><text:tab/><text:tab/><text:tab/><text:tab/>75900 Paris cedex 15</text:p>
      <text:p text:style-name="P3"/>
      <text:p text:style-name="P3"/>
      <text:p text:style-name="P3"/>
      <text:p text:style-name="P3"/>
      <text:p text:style-name="P3"><text:tab/><text:tab/>à Lyon, </text:p>
      <text:p text:style-name="P3"/>
      <text:p text:style-name="P3"><text:tab/><text:tab/><text:tab/><text:tab/><text:tab/><text:tab/><text:tab/><text:tab/></text:p>
      <text:p text:style-name="P3"/>
      <text:p text:style-name="P3"><text:tab/><text:tab/><text:tab/><text:tab/><text:tab/><text:tab/><text:tab/><text:tab/>le 27/03/2017,</text:p>
      <text:p text:style-name="P3"/>
      <text:p text:style-name="P3"/>
      <text:p text:style-name="P3"/>
      <text:p text:style-name="P3"/>
      <text:p text:style-name="P3"><text:tab/><text:tab/><text:tab/><text:tab/>Madame, Monsieur,</text:p>
      <text:p text:style-name="P3"/>
      <text:p text:style-name="P3"/>
      <text:p text:style-name="P3"/>
      <text:p text:style-name="P4"><text:tab/>Je vous informe que je souhaite clôturer dans les plus bref délai mon Plan </text:p>
      <text:p text:style-name="P4"/>
      <text:p text:style-name="P4"><text:span text:style-name="T1">Épargne</text:span> Logement PEL N°6688010599N ayant un montant actuel de 20 455, 66 </text:p>
      <text:p text:style-name="P4">euros. </text:p>
      <text:p text:style-name="P4"/>
      <text:p text:style-name="P4">Pour ce faire je vous transmet mon RIB de la banque postale pour effectuer le </text:p>
      <text:p text:style-name="P4"/>
      <text:p text:style-name="P4">virement sur le compte 0787365035K. </text:p>
      <text:p text:style-name="P3"/>
      <text:p text:style-name="P5">Merci d’effectuer cette cloture dans le plus bref délai. De plus, s’il manque une pièce </text:p>
      <text:p text:style-name="P5"/>
      <text:p text:style-name="P5">pour clôturer mon PEL n’hésitez pas à me contacter au 06.73.97.09.44 .</text:p>
      <text:p text:style-name="P5"/>
      <text:p text:style-name="P5"><text:tab/>Veuillez agréer madame, monsieur, l’expression de mes salutations les plus </text:p>
      <text:p text:style-name="P5"/>
      <text:p text:style-name="P2"><text:span text:style-name="T2">distinguées, </text:span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21:59:37.378894259</meta:creation-date>
    <dc:date>2017-03-27T22:17:33.338048044</dc:date>
    <meta:editing-duration>PT6M55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2" meta:paragraph-count="18" meta:word-count="114" meta:character-count="748" meta:non-whitespace-character-count="586"/>
  </office:meta>
</office:document-meta>
</file>